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line-height="100%"/>
      <style:text-properties officeooo:rsid="00099965" officeooo:paragraph-rsid="00099965"/>
    </style:style>
    <style:style style:name="P2" style:family="paragraph" style:parent-style-name="Subtitle">
      <style:paragraph-properties fo:line-height="100%"/>
      <style:text-properties fo:font-weight="bold" officeooo:rsid="00099965" officeooo:paragraph-rsid="00099965" style:font-weight-asian="bold" style:font-weight-complex="bold"/>
    </style:style>
    <style:style style:name="P3" style:family="paragraph" style:parent-style-name="Subtitle">
      <style:paragraph-properties fo:line-height="100%"/>
      <style:text-properties fo:font-weight="bold" officeooo:rsid="000cfb80" officeooo:paragraph-rsid="000cfb80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officeooo:rsid="00099965" officeooo:paragraph-rsid="00099965" style:font-weight-asian="bold" style:font-weight-complex="bold"/>
    </style:style>
    <style:style style:name="P5" style:family="paragraph" style:parent-style-name="Text_20_body">
      <style:paragraph-properties fo:line-height="100%"/>
      <style:text-properties fo:font-weight="bold" officeooo:rsid="00099965" officeooo:paragraph-rsid="000cfb80" style:font-weight-asian="bold" style:font-weight-complex="bold"/>
    </style:style>
    <style:style style:name="P6" style:family="paragraph" style:parent-style-name="Text_20_body">
      <style:paragraph-properties fo:line-height="100%"/>
      <style:text-properties fo:font-weight="bold" officeooo:rsid="000b1ff4" officeooo:paragraph-rsid="000b1ff4" style:font-weight-asian="bold" style:font-weight-complex="bold"/>
    </style:style>
    <style:style style:name="P7" style:family="paragraph" style:parent-style-name="Text_20_body">
      <style:paragraph-properties fo:line-height="100%"/>
      <style:text-properties fo:font-weight="bold" officeooo:rsid="000b1ff4" officeooo:paragraph-rsid="000cfb80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weight="normal" officeooo:rsid="00099965" officeooo:paragraph-rsid="00099965" style:font-weight-asian="normal" style:font-weight-complex="normal"/>
    </style:style>
    <style:style style:name="P9" style:family="paragraph" style:parent-style-name="Text_20_body">
      <style:paragraph-properties fo:line-height="100%"/>
      <style:text-properties fo:font-weight="normal" officeooo:rsid="00099965" officeooo:paragraph-rsid="000b1ff4" style:font-weight-asian="normal" style:font-weight-complex="normal"/>
    </style:style>
    <style:style style:name="P10" style:family="paragraph" style:parent-style-name="Text_20_body">
      <style:paragraph-properties fo:line-height="100%"/>
      <style:text-properties fo:font-weight="normal" officeooo:rsid="00099965" officeooo:paragraph-rsid="000cfb80" style:font-weight-asian="normal" style:font-weight-complex="normal"/>
    </style:style>
    <style:style style:name="P11" style:family="paragraph" style:parent-style-name="Text_20_body">
      <style:paragraph-properties fo:line-height="100%"/>
      <style:text-properties fo:font-weight="normal" officeooo:rsid="000b1ff4" officeooo:paragraph-rsid="000b1ff4" style:font-weight-asian="normal" style:font-weight-complex="normal"/>
    </style:style>
    <style:style style:name="P12" style:family="paragraph" style:parent-style-name="Text_20_body">
      <style:paragraph-properties fo:line-height="100%"/>
      <style:text-properties fo:font-weight="normal" officeooo:rsid="000b1ff4" officeooo:paragraph-rsid="000cfb80" style:font-weight-asian="normal" style:font-weight-complex="normal"/>
    </style:style>
    <style:style style:name="P13" style:family="paragraph" style:parent-style-name="Text_20_body">
      <style:paragraph-properties fo:line-height="100%"/>
      <style:text-properties fo:font-weight="normal" officeooo:rsid="000b1ff4" officeooo:paragraph-rsid="000fc533" style:font-weight-asian="normal" style:font-weight-complex="normal"/>
    </style:style>
    <style:style style:name="P14" style:family="paragraph" style:parent-style-name="Text_20_body">
      <style:paragraph-properties fo:line-height="100%"/>
      <style:text-properties officeooo:rsid="000b1ff4" officeooo:paragraph-rsid="000b1ff4"/>
    </style:style>
    <style:style style:name="T1" style:family="text">
      <style:text-properties officeooo:rsid="000b1ff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fb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 Codes</text:p>
      <text:p text:style-name="P2">Blog</text:p>
      <text:p text:style-name="P4">views.py</text:p>
      <text:p text:style-name="P8">from django.shortcuts import render, redirect, get_object_or_404</text:p>
      <text:p text:style-name="P8"/>
      <text:p text:style-name="P8">from .models import Post, Comment, Like</text:p>
      <text:p text:style-name="P8">from django.contrib import messages</text:p>
      <text:p text:style-name="P8">from .forms import PostCreationForm, CommentForm, PostUpdateForm</text:p>
      <text:p text:style-name="P8"/>
      <text:p text:style-name="P8">from django.contrib.auth.decorators import login_required</text:p>
      <text:p text:style-name="P8"># Create your views here.</text:p>
      <text:p text:style-name="P8"/>
      <text:p text:style-name="P8"/>
      <text:p text:style-name="P8">def no_of_likes(post):</text:p>
      <text:p text:style-name="P8"><text:s text:c="4"/>occurances = Like.objects.all().filter(post=post).count()</text:p>
      <text:p text:style-name="P8"><text:s text:c="4"/>return occurances</text:p>
      <text:p text:style-name="P8"/>
      <text:p text:style-name="P8"/>
      <text:p text:style-name="P8">def home(request):</text:p>
      <text:p text:style-name="P8"><text:s text:c="4"/>post_dict = Post.objects.all().order_by('-date')</text:p>
      <text:p text:style-name="P8"><text:s text:c="4"/>for post in post_dict:</text:p>
      <text:p text:style-name="P8"><text:s text:c="8"/>short_view = post.content[:100]</text:p>
      <text:p text:style-name="P8"><text:s text:c="8"/>post.content = short_view</text:p>
      <text:p text:style-name="P8"><text:s text:c="8"/>post.likes = no_of_likes(post)</text:p>
      <text:p text:style-name="P8"><text:s text:c="4"/>context = {'posts': post_dict}</text:p>
      <text:p text:style-name="P8"><text:s text:c="4"/>return render(request, 'blog/home.html', context)</text:p>
      <text:p text:style-name="P8"/>
      <text:p text:style-name="P8"/>
      <text:p text:style-name="P8">@login_required</text:p>
      <text:p text:style-name="P8">def compose(request):</text:p>
      <text:p text:style-name="P8"><text:s text:c="4"/>if request.method == 'POST':</text:p>
      <text:p text:style-name="P8"><text:s text:c="8"/>form = PostCreationForm(request.POST)</text:p>
      <text:p text:style-name="P8"><text:s text:c="8"/>if form.is_valid():</text:p>
      <text:p text:style-name="P8"><text:soft-page-break/><text:s text:c="12"/>post_data = form.save(commit=False)</text:p>
      <text:p text:style-name="P8"><text:s text:c="12"/>post_data.author = request.user</text:p>
      <text:p text:style-name="P8"><text:s text:c="12"/>post_data.save()</text:p>
      <text:p text:style-name="P8"><text:s text:c="12"/>messages.success(request, f'Blog Posted Successfully.')</text:p>
      <text:p text:style-name="P8"><text:s text:c="12"/>return redirect('blog-home')</text:p>
      <text:p text:style-name="P8"><text:s text:c="4"/>else:</text:p>
      <text:p text:style-name="P8"><text:s text:c="8"/>form = PostCreationForm()</text:p>
      <text:p text:style-name="P8"><text:s text:c="8"/>return render(request, 'blog/create.html', {'form': form})</text:p>
      <text:p text:style-name="P8"/>
      <text:p text:style-name="P8"/>
      <text:p text:style-name="P8">@login_required</text:p>
      <text:p text:style-name="P8">def update_post(request, pk):</text:p>
      <text:p text:style-name="P8"><text:s text:c="4"/>post_update = get_object_or_404(Post, id=pk)</text:p>
      <text:p text:style-name="P8"><text:s text:c="4"/>if request.user == post_update.author:</text:p>
      <text:p text:style-name="P8"><text:s text:c="8"/>if request.method == 'POST':</text:p>
      <text:p text:style-name="P8"><text:s text:c="12"/>form = PostUpdateForm(request.POST)</text:p>
      <text:p text:style-name="P8"><text:s text:c="12"/>if form.is_valid():</text:p>
      <text:p text:style-name="P8"><text:s text:c="16"/>post_update.title = form.cleaned_data['title']</text:p>
      <text:p text:style-name="P8"><text:s text:c="16"/>post_update.content = form.cleaned_data['content']</text:p>
      <text:p text:style-name="P8"><text:s text:c="16"/>post_update.save()</text:p>
      <text:p text:style-name="P8"><text:s text:c="12"/>return redirect('/')</text:p>
      <text:p text:style-name="P8"><text:s text:c="8"/>else:</text:p>
      <text:p text:style-name="P8"><text:s text:c="12"/>form = PostUpdateForm(instance=Post.objects.get(id=pk))</text:p>
      <text:p text:style-name="P8"><text:s text:c="12"/>return render(request, 'blog/update.html', {'form': form})</text:p>
      <text:p text:style-name="P8"><text:s text:c="4"/>else:</text:p>
      <text:p text:style-name="P8"><text:s text:c="8"/>return redirect('/')</text:p>
      <text:p text:style-name="P8"/>
      <text:p text:style-name="P8"/>
      <text:p text:style-name="P8">def delete_post(request, pk):</text:p>
      <text:p text:style-name="P8"><text:s text:c="4"/>post_update = get_object_or_404(Post, id=pk)</text:p>
      <text:p text:style-name="P8"><text:s text:c="4"/>if request.user == post_update.author:</text:p>
      <text:p text:style-name="P8"><text:s text:c="8"/>post_update.delete()</text:p>
      <text:p text:style-name="P8"><text:s text:c="8"/>return redirect('/')</text:p>
      <text:p text:style-name="P8"><text:s text:c="4"/>else:</text:p>
      <text:p text:style-name="P8"><text:s text:c="8"/>return redirect('/')</text:p>
      <text:p text:style-name="P8"><text:soft-page-break/></text:p>
      <text:p text:style-name="P8"/>
      <text:p text:style-name="P8">def detail(request, pk):</text:p>
      <text:p text:style-name="P8"><text:s text:c="4"/>comment_post = get_object_or_404(Post, id=pk)</text:p>
      <text:p text:style-name="P8"><text:s text:c="4"/>comment_post.likes = no_of_likes(comment_post)</text:p>
      <text:p text:style-name="P8"><text:s text:c="4"/>if request.method == 'POST' and "like" not in request.POST:</text:p>
      <text:p text:style-name="P8"><text:s text:c="8"/>form = CommentForm(request.POST)</text:p>
      <text:p text:style-name="P8"><text:s text:c="8"/>print(form)</text:p>
      <text:p text:style-name="P8"><text:s text:c="8"/>if form.is_valid():</text:p>
      <text:p text:style-name="P8"><text:s text:c="12"/>comment_data = Comment(</text:p>
      <text:p text:style-name="P8"><text:s text:c="16"/>comment=form.cleaned_data['comment'],</text:p>
      <text:p text:style-name="P8"><text:s text:c="16"/>author=request.user,</text:p>
      <text:p text:style-name="P8"><text:s text:c="16"/>post=comment_post</text:p>
      <text:p text:style-name="P8"><text:s text:c="12"/>)</text:p>
      <text:p text:style-name="P8"><text:s text:c="12"/>comment_data.save()</text:p>
      <text:p text:style-name="P8"><text:s text:c="12"/>messages.success(request, 'Comment Submitted.')</text:p>
      <text:p text:style-name="P8"><text:s text:c="12"/>comments = Comment.objects.all().filter(post=comment_post).order_by('-date')</text:p>
      <text:p text:style-name="P8"><text:s text:c="12"/>return render(</text:p>
      <text:p text:style-name="P8"><text:s text:c="16"/>request,</text:p>
      <text:p text:style-name="P8"><text:s text:c="16"/>'blog/detail.html',</text:p>
      <text:p text:style-name="P8"><text:s text:c="16"/>{</text:p>
      <text:p text:style-name="P8"><text:s text:c="20"/>'post': comment_post,</text:p>
      <text:p text:style-name="P8"><text:s text:c="20"/>'form': CommentForm(),</text:p>
      <text:p text:style-name="P8"><text:s text:c="20"/>'comments': comments</text:p>
      <text:p text:style-name="P8"><text:s text:c="16"/>}</text:p>
      <text:p text:style-name="P8"><text:s text:c="12"/>)</text:p>
      <text:p text:style-name="P8"/>
      <text:p text:style-name="P8"><text:s text:c="4"/>elif request.method == 'POST' and "like" in request.POST:</text:p>
      <text:p text:style-name="P8"><text:s text:c="8"/>form = CommentForm()</text:p>
      <text:p text:style-name="P8"><text:s text:c="8"/>comments = Comment.objects.all().filter(</text:p>
      <text:p text:style-name="P8"><text:s text:c="12"/>post=comment_post).order_by('-date'</text:p>
      <text:p text:style-name="P8"><text:s text:c="40"/>)</text:p>
      <text:p text:style-name="P8"><text:s text:c="8"/>like_instance = Like(author=request.user, post=comment_post)</text:p>
      <text:p text:style-name="P8"><text:s text:c="8"/>for like_element in Like.objects.all().filter(post=comment_post):</text:p>
      <text:p text:style-name="P8"><text:s text:c="12"/>if str(like_element) == str(like_instance):</text:p>
      <text:p text:style-name="P8"><text:soft-page-break/><text:s text:c="16"/>Like.objects.filter(author=request.user, post=comment_post).delete()</text:p>
      <text:p text:style-name="P8"><text:s text:c="16"/>comment_post.likes = no_of_likes(comment_post)</text:p>
      <text:p text:style-name="P8"><text:s text:c="16"/>return render(</text:p>
      <text:p text:style-name="P8"><text:s text:c="20"/>request, 'blog/detail.html',</text:p>
      <text:p text:style-name="P8"><text:s text:c="20"/>{</text:p>
      <text:p text:style-name="P8"><text:s text:c="24"/>'post': comment_post,</text:p>
      <text:p text:style-name="P8"><text:s text:c="24"/>'form': form,</text:p>
      <text:p text:style-name="P8"><text:s text:c="24"/>'comments': comments</text:p>
      <text:p text:style-name="P8"><text:s text:c="20"/>}</text:p>
      <text:p text:style-name="P8"><text:s text:c="16"/>)</text:p>
      <text:p text:style-name="P8"/>
      <text:p text:style-name="P8"><text:s text:c="8"/>like_instance.save()</text:p>
      <text:p text:style-name="P8"><text:s text:c="8"/>comment_post.likes = no_of_likes(comment_post)</text:p>
      <text:p text:style-name="P8"><text:s text:c="8"/>return render(</text:p>
      <text:p text:style-name="P8"><text:s text:c="12"/>request, 'blog/detail.html',</text:p>
      <text:p text:style-name="P8"><text:s text:c="12"/>{</text:p>
      <text:p text:style-name="P8"><text:s text:c="16"/>'post': comment_post,</text:p>
      <text:p text:style-name="P8"><text:s text:c="16"/>'form': form,</text:p>
      <text:p text:style-name="P8"><text:s text:c="16"/>'comments': comments</text:p>
      <text:p text:style-name="P8"><text:s text:c="12"/>}</text:p>
      <text:p text:style-name="P8"><text:s text:c="8"/>)</text:p>
      <text:p text:style-name="P8"/>
      <text:p text:style-name="P8"><text:s text:c="4"/>else:</text:p>
      <text:p text:style-name="P8"><text:s text:c="8"/>form = CommentForm()</text:p>
      <text:p text:style-name="P8"><text:s text:c="8"/>comments = Comment.objects.all().filter(</text:p>
      <text:p text:style-name="P8"><text:s text:c="12"/>post=comment_post).order_by('-date'</text:p>
      <text:p text:style-name="P8"><text:s text:c="40"/>)</text:p>
      <text:p text:style-name="P8"><text:s text:c="8"/>return render(</text:p>
      <text:p text:style-name="P8"><text:s text:c="12"/>request, 'blog/detail.html',</text:p>
      <text:p text:style-name="P8"><text:s text:c="12"/>{</text:p>
      <text:p text:style-name="P8"><text:s text:c="16"/>'post': comment_post,</text:p>
      <text:p text:style-name="P8"><text:s text:c="16"/>'form': form,</text:p>
      <text:p text:style-name="P8"><text:s text:c="16"/>'comments': comments</text:p>
      <text:p text:style-name="P8"><text:s text:c="12"/>}</text:p>
      <text:p text:style-name="P8"><text:s text:c="8"/>)</text:p>
      <text:p text:style-name="P4"><text:soft-page-break/>urls.py</text:p>
      <text:p text:style-name="P8">from django.urls import path</text:p>
      <text:p text:style-name="P8">from .views import home, compose, detail, update_post, delete_post</text:p>
      <text:p text:style-name="P8"/>
      <text:p text:style-name="P8">APP_NAME = 'blog'</text:p>
      <text:p text:style-name="P8"/>
      <text:p text:style-name="P8">urlpatterns = [</text:p>
      <text:p text:style-name="P8"><text:s text:c="4"/>path('', home, name='blog-home'),</text:p>
      <text:p text:style-name="P8"><text:s text:c="4"/>path('create/', compose, name='blog-compose'),</text:p>
      <text:p text:style-name="P8"><text:s text:c="4"/>path('detail/&lt;int:pk&gt;/', detail, name='blog-detail'),</text:p>
      <text:p text:style-name="P8"><text:s text:c="4"/>path('update/&lt;int:pk&gt;/', update_post, name='blog-update'),</text:p>
      <text:p text:style-name="P8"><text:s text:c="4"/>path('delete/&lt;int:pk&gt;/', delete_post, name='blog-delete')</text:p>
      <text:p text:style-name="P8">]</text:p>
      <text:p text:style-name="P8">---------------------------------------<text:span text:style-name="T1">xxxxxxxxxxxxxxxxxxxxxxx----------------------------------------------</text:span></text:p>
      <text:p text:style-name="P6">models.py</text:p>
      <text:p text:style-name="P8">from django.db import models</text:p>
      <text:p text:style-name="P8">from django.contrib.auth.models import User</text:p>
      <text:p text:style-name="P8"/>
      <text:p text:style-name="P8"># Create your models here.</text:p>
      <text:p text:style-name="P8"/>
      <text:p text:style-name="P8"/>
      <text:p text:style-name="P8">class Post(models.Model):</text:p>
      <text:p text:style-name="P8"><text:s text:c="4"/>author = models.ForeignKey(User, on_delete=models.CASCADE)</text:p>
      <text:p text:style-name="P8"><text:s text:c="4"/>content = models.TextField()</text:p>
      <text:p text:style-name="P8"><text:s text:c="4"/>title = models.CharField(max_length=100)</text:p>
      <text:p text:style-name="P8"><text:s text:c="4"/>date = models.DateTimeField(auto_now_add=True)</text:p>
      <text:p text:style-name="P8"/>
      <text:p text:style-name="P8"><text:s text:c="4"/>def __str__(self):</text:p>
      <text:p text:style-name="P8"><text:s text:c="8"/>return self.title</text:p>
      <text:p text:style-name="P8"/>
      <text:p text:style-name="P8"/>
      <text:p text:style-name="P8">class Comment(models.Model):</text:p>
      <text:p text:style-name="P8"><text:s text:c="4"/>author = models.ForeignKey(User, on_delete=models.CASCADE)</text:p>
      <text:p text:style-name="P8"><text:s text:c="4"/>comment = models.TextField(max_length=100)</text:p>
      <text:p text:style-name="P8"><text:s text:c="4"/>date = models.DateTimeField(auto_now_add=True)</text:p>
      <text:p text:style-name="P8"><text:soft-page-break/><text:s text:c="4"/>post = models.ForeignKey(Post, on_delete=models.CASCADE)</text:p>
      <text:p text:style-name="P8"/>
      <text:p text:style-name="P8"><text:s text:c="4"/>def __str__(self):</text:p>
      <text:p text:style-name="P8"><text:s text:c="8"/>poster = self.author</text:p>
      <text:p text:style-name="P8"><text:s text:c="8"/>return f"{poster.username}-{self.post.title}-{self.pk}"</text:p>
      <text:p text:style-name="P8"/>
      <text:p text:style-name="P8"/>
      <text:p text:style-name="P8">class Like(models.Model):</text:p>
      <text:p text:style-name="P8"><text:s text:c="4"/>author = models.ForeignKey(User, on_delete=models.CASCADE)</text:p>
      <text:p text:style-name="P8"><text:s text:c="4"/>post = models.ForeignKey(Post, on_delete=models.CASCADE)</text:p>
      <text:p text:style-name="P8"/>
      <text:p text:style-name="P8"><text:s text:c="4"/>def __str__(self):</text:p>
      <text:p text:style-name="P8"><text:s text:c="8"/>return f"{self.post.title}-{self.author.username}"</text:p>
      <text:p text:style-name="P9">---------------------------------------<text:span text:style-name="T1">xxxxxxxxxxxxxxxxxxxxxxx----------------------------------------------</text:span></text:p>
      <text:p text:style-name="P6">forms.py</text:p>
      <text:p text:style-name="P11">from django.forms import ModelForm</text:p>
      <text:p text:style-name="P11">from django import forms</text:p>
      <text:p text:style-name="P11">from .models import Post</text:p>
      <text:p text:style-name="P11">from allauth.account.forms import LoginForm</text:p>
      <text:p text:style-name="P11">from django.conf import settings</text:p>
      <text:p text:style-name="P11">from django.http import HttpResponse</text:p>
      <text:p text:style-name="P11"/>
      <text:p text:style-name="P11">class PostCreationForm(ModelForm):</text:p>
      <text:p text:style-name="P11"/>
      <text:p text:style-name="P11"><text:s text:c="4"/>class Meta:</text:p>
      <text:p text:style-name="P11"><text:s text:c="8"/>model = Post</text:p>
      <text:p text:style-name="P11"><text:s text:c="8"/>fields = ['title', 'content']</text:p>
      <text:p text:style-name="P11"/>
      <text:p text:style-name="P11"/>
      <text:p text:style-name="P11">class CommentForm(forms.Form):</text:p>
      <text:p text:style-name="P11"><text:s text:c="4"/>comment = forms.CharField(</text:p>
      <text:p text:style-name="P11"><text:s text:c="8"/>label='Post your Comment:',</text:p>
      <text:p text:style-name="P11"><text:s text:c="8"/>max_length=100,</text:p>
      <text:p text:style-name="P11"><text:s text:c="8"/>widget=forms.Textarea(attrs={'rows': 4, 'cols': 15})</text:p>
      <text:p text:style-name="P11"><text:s text:c="4"/>)</text:p>
      <text:p text:style-name="P11"><text:soft-page-break/></text:p>
      <text:p text:style-name="P11"/>
      <text:p text:style-name="P11">class PostUpdateForm(ModelForm):</text:p>
      <text:p text:style-name="P11"><text:s text:c="4"/>class Meta:</text:p>
      <text:p text:style-name="P11"><text:s text:c="8"/>model = Post</text:p>
      <text:p text:style-name="P14"><text:span text:style-name="T2"><text:s text:c="8"/>fields = ['title', 'content']</text:span></text:p>
      <text:p text:style-name="P3">Profiles</text:p>
      <text:p text:style-name="P5">views.py</text:p>
      <text:p text:style-name="P10">from django.shortcuts import render, redirect</text:p>
      <text:p text:style-name="P10">from .models import Profile, Post, Like</text:p>
      <text:p text:style-name="P10">from django.contrib import messages</text:p>
      <text:p text:style-name="P10">from django.contrib.auth.decorators import login_required</text:p>
      <text:p text:style-name="P10">from .forms import UserCreationForm, ProfileCreationForm</text:p>
      <text:p text:style-name="P10">from PIL import Image</text:p>
      <text:p text:style-name="P10"/>
      <text:p text:style-name="P10"/>
      <text:p text:style-name="P10">def home(request, username):</text:p>
      <text:p text:style-name="P10"><text:s text:c="4"/>post_dict = Post.objects.all().filter(author__username=username).order_by('-date')[:5]</text:p>
      <text:p text:style-name="P10"><text:s text:c="4"/>for post in post_dict:</text:p>
      <text:p text:style-name="P10"><text:s text:c="8"/>short_view = post.content[:100]</text:p>
      <text:p text:style-name="P10"><text:s text:c="8"/>post.content = short_view</text:p>
      <text:p text:style-name="P10"><text:s text:c="8"/>post.likes = no_of_likes(post)</text:p>
      <text:p text:style-name="P10"/>
      <text:p text:style-name="P10"><text:s text:c="4"/>for profile in Profile.objects.all().filter(user__username=username):</text:p>
      <text:p text:style-name="P10"><text:s text:c="8"/>profile.update()</text:p>
      <text:p text:style-name="P10"><text:s text:c="8"/>profile.save()</text:p>
      <text:p text:style-name="P10"/>
      <text:p text:style-name="P10"><text:s text:c="4"/>req_prof = Profile.objects.all().filter(user__username=username)</text:p>
      <text:p text:style-name="P10"><text:s text:c="4"/>print(req_prof)</text:p>
      <text:p text:style-name="P10"><text:s text:c="4"/>context = {'profiles': req_prof, 'posts': post_dict}</text:p>
      <text:p text:style-name="P10"><text:s text:c="4"/>return render(request, 'profiles/home.html', context)</text:p>
      <text:p text:style-name="P10"/>
      <text:p text:style-name="P10"/>
      <text:p text:style-name="P10">@login_required</text:p>
      <text:p text:style-name="P10"><text:soft-page-break/>def create(request):</text:p>
      <text:p text:style-name="P10"><text:s text:c="4"/>try:</text:p>
      <text:p text:style-name="P10"><text:s text:c="8"/>prof = request.user.profile</text:p>
      <text:p text:style-name="P10"><text:s text:c="8"/>if request.method == 'POST':</text:p>
      <text:p text:style-name="P10"><text:s text:c="12"/>u_form = UserCreationForm(request.POST, instance=request.user)</text:p>
      <text:p text:style-name="P10"><text:s text:c="12"/>p_form = ProfileCreationForm(request.POST, request.FILES, instance=request.user.profile)</text:p>
      <text:p text:style-name="P10"><text:s text:c="12"/>if u_form.is_valid() and p_form.is_valid():</text:p>
      <text:p text:style-name="P10"><text:s text:c="16"/>usr_profile_img = p_form.cleaned_data['image']</text:p>
      <text:p text:style-name="P10"><text:s text:c="16"/>u_form.save()</text:p>
      <text:p text:style-name="P10"><text:s text:c="16"/>prof = Profile.objects.get(user=request.user)</text:p>
      <text:p text:style-name="P10"><text:s text:c="16"/>prof.image = usr_profile_img</text:p>
      <text:p text:style-name="P10"><text:s text:c="16"/>prof.save()</text:p>
      <text:p text:style-name="P10"><text:s text:c="16"/>img_save(prof, request)</text:p>
      <text:p text:style-name="P10"><text:s text:c="16"/>prof.save()</text:p>
      <text:p text:style-name="P10"><text:s text:c="16"/>messages.success(request, f'Your account has been updated.')</text:p>
      <text:p text:style-name="P10"><text:s text:c="16"/>return redirect('blog-home')</text:p>
      <text:p text:style-name="P10"><text:s text:c="8"/>else:</text:p>
      <text:p text:style-name="P10"><text:s text:c="12"/>u_form = UserCreationForm(instance=request.user)</text:p>
      <text:p text:style-name="P10"><text:s text:c="12"/>p_form = ProfileCreationForm(instance=request.user.profile)</text:p>
      <text:p text:style-name="P10"><text:s text:c="12"/>context = {</text:p>
      <text:p text:style-name="P10"><text:s text:c="16"/>'u_form': u_form,</text:p>
      <text:p text:style-name="P10"><text:s text:c="16"/>'p_form': p_form</text:p>
      <text:p text:style-name="P10"><text:s text:c="12"/>}</text:p>
      <text:p text:style-name="P10"><text:s text:c="8"/>return render(request, 'profiles/create.html', context)</text:p>
      <text:p text:style-name="P10"><text:s text:c="4"/>except:</text:p>
      <text:p text:style-name="P10"><text:s text:c="8"/>if request.method == 'POST':</text:p>
      <text:p text:style-name="P10"><text:s text:c="12"/>u_form = UserCreationForm(request.POST, instance=request.user)</text:p>
      <text:p text:style-name="P10"><text:s text:c="12"/>p_form = ProfileCreationForm(request.POST, request.FILES)</text:p>
      <text:p text:style-name="P10"><text:s text:c="12"/>if u_form.is_valid() and p_form.is_valid():</text:p>
      <text:p text:style-name="P10"><text:s text:c="16"/>usr_profile_img = p_form.cleaned_data['image']</text:p>
      <text:p text:style-name="P10"><text:s text:c="16"/>u_form.save()</text:p>
      <text:p text:style-name="P10"><text:s text:c="16"/>prof = Profile(user=request.user, image=usr_profile_img)</text:p>
      <text:p text:style-name="P10"><text:s text:c="16"/>prof.save()</text:p>
      <text:p text:style-name="P10"><text:s text:c="16"/>img_save(prof, request)</text:p>
      <text:p text:style-name="P10"><text:s text:c="16"/>prof.save()</text:p>
      <text:p text:style-name="P10"><text:soft-page-break/><text:s text:c="16"/>messages.success(request, f'Your account has been updated.')</text:p>
      <text:p text:style-name="P10"><text:s text:c="16"/>return redirect('blog-home')</text:p>
      <text:p text:style-name="P10"><text:s text:c="8"/>else:</text:p>
      <text:p text:style-name="P10"><text:s text:c="12"/>u_form = UserCreationForm(instance=request.user)</text:p>
      <text:p text:style-name="P10"><text:s text:c="12"/>p_form = ProfileCreationForm()</text:p>
      <text:p text:style-name="P10"><text:s text:c="12"/>context = {</text:p>
      <text:p text:style-name="P10"><text:s text:c="16"/>'u_form': u_form,</text:p>
      <text:p text:style-name="P10"><text:s text:c="16"/>'p_form': p_form</text:p>
      <text:p text:style-name="P10"><text:s text:c="12"/>}</text:p>
      <text:p text:style-name="P10"><text:s text:c="12"/>return render(request, 'profiles/create.html', context)</text:p>
      <text:p text:style-name="P10"/>
      <text:p text:style-name="P10"/>
      <text:p text:style-name="P10">def img_save(prof, request):</text:p>
      <text:p text:style-name="P10"><text:s text:c="4"/>img = Image.open(prof.image.path)</text:p>
      <text:p text:style-name="P10"><text:s text:c="4"/>if img.height != 300 or img.width != 300:</text:p>
      <text:p text:style-name="P10"><text:s text:c="8"/>output_size = (300, 300)</text:p>
      <text:p text:style-name="P10"><text:s text:c="8"/>img.thumbnail(output_size)</text:p>
      <text:p text:style-name="P10"><text:s text:c="8"/>img.save(prof.image.path)</text:p>
      <text:p text:style-name="P10"/>
      <text:p text:style-name="P10"/>
      <text:p text:style-name="P10">def no_of_likes(post):</text:p>
      <text:p text:style-name="P10"><text:s text:c="4"/>occurances = Like.objects.all().filter(post=post).count()</text:p>
      <text:p text:style-name="P10"><text:s text:c="4"/>return occurances</text:p>
      <text:p text:style-name="P10"/>
      <text:p text:style-name="P10"/>
      <text:p text:style-name="P10">@login_required</text:p>
      <text:p text:style-name="P10">def base_create(request):</text:p>
      <text:p text:style-name="P10"><text:s text:c="4"/>try:</text:p>
      <text:p text:style-name="P10"><text:s text:c="8"/>prof = request.user.profile</text:p>
      <text:p text:style-name="P10"><text:s text:c="8"/>return redirect('/')</text:p>
      <text:p text:style-name="P10"><text:s text:c="4"/>except:</text:p>
      <text:p text:style-name="P10"><text:s text:c="8"/>if request.method == 'POST':</text:p>
      <text:p text:style-name="P10"><text:s text:c="12"/>u_form = UserCreationForm(request.POST, instance=request.user)</text:p>
      <text:p text:style-name="P10"><text:s text:c="12"/>p_form = ProfileCreationForm(request.POST, request.FILES)</text:p>
      <text:p text:style-name="P10"><text:s text:c="12"/>if u_form.is_valid() and p_form.is_valid():</text:p>
      <text:p text:style-name="P10"><text:soft-page-break/><text:s text:c="16"/>usr_profile_img = p_form.cleaned_data['image']</text:p>
      <text:p text:style-name="P10"><text:s text:c="16"/>u_form.save()</text:p>
      <text:p text:style-name="P10"><text:s text:c="16"/>prof = Profile(user=request.user, image=usr_profile_img)</text:p>
      <text:p text:style-name="P10"><text:s text:c="16"/>prof.save()</text:p>
      <text:p text:style-name="P10"><text:s text:c="16"/>img_save(prof, request)</text:p>
      <text:p text:style-name="P10"><text:s text:c="16"/>prof.save()</text:p>
      <text:p text:style-name="P10"><text:s text:c="16"/>messages.success(request, f'Your account has been updated.')</text:p>
      <text:p text:style-name="P10"><text:s text:c="16"/>return redirect('blog-home')</text:p>
      <text:p text:style-name="P10"><text:s text:c="8"/>else:</text:p>
      <text:p text:style-name="P10"><text:s text:c="12"/>u_form = UserCreationForm(instance=request.user)</text:p>
      <text:p text:style-name="P10"><text:s text:c="12"/>p_form = ProfileCreationForm()</text:p>
      <text:p text:style-name="P10"><text:s text:c="12"/>context = {</text:p>
      <text:p text:style-name="P10"><text:s text:c="16"/>'u_form': u_form,</text:p>
      <text:p text:style-name="P10"><text:s text:c="16"/>'p_form': p_form</text:p>
      <text:p text:style-name="P10"><text:s text:c="12"/>}</text:p>
      <text:p text:style-name="P10"><text:s text:c="12"/>return render(request, 'profiles/create.html', context)</text:p>
      <text:p text:style-name="P10"/>
      <text:p text:style-name="P10"/>
      <text:p text:style-name="P10">@login_required</text:p>
      <text:p text:style-name="P10">def my_post(request, pk):</text:p>
      <text:p text:style-name="P10"><text:s text:c="4"/>post_dict = []</text:p>
      <text:p text:style-name="P10"><text:s text:c="4"/>for post in Post.objects.all().order_by('-date'):</text:p>
      <text:p text:style-name="P10"><text:s text:c="8"/>if post.author == request.user:</text:p>
      <text:p text:style-name="P10"><text:s text:c="12"/>short_view = post.content[:100]</text:p>
      <text:p text:style-name="P10"><text:s text:c="12"/>post.content = short_view</text:p>
      <text:p text:style-name="P10"><text:s text:c="12"/>post.likes = no_of_likes(post)</text:p>
      <text:p text:style-name="P10"><text:s text:c="12"/>post_dict.append(post)</text:p>
      <text:p text:style-name="P10"><text:s text:c="4"/>context = {'posts': post_dict, 'act': True}</text:p>
      <text:p text:style-name="P10"><text:s text:c="4"/>return render(request, 'blog/home.html', context)</text:p>
      <text:p text:style-name="P10">---------------------------------------------<text:span text:style-name="T3">xxxxxxxxxxxxxxxxxxx----------------------------------------------</text:span></text:p>
      <text:p text:style-name="P5">urls.py</text:p>
      <text:p text:style-name="P10">from django.urls import path</text:p>
      <text:p text:style-name="P10">from .views import home, create, my_post, base_create</text:p>
      <text:p text:style-name="P10"/>
      <text:p text:style-name="P10">APP_NAME = 'profile'</text:p>
      <text:p text:style-name="P10"><text:soft-page-break/></text:p>
      <text:p text:style-name="P10">urlpatterns = [</text:p>
      <text:p text:style-name="P10"><text:s text:c="4"/>path('&lt;username&gt;', home, name='profile-home'),</text:p>
      <text:p text:style-name="P10"><text:s text:c="4"/>path('create/', create, name='profile-create'),</text:p>
      <text:p text:style-name="P10"><text:s text:c="4"/>path('first_create/', base_create, name='profile-base-create'),</text:p>
      <text:p text:style-name="P10"><text:s text:c="4"/>path('posts/&lt;int:pk&gt;', my_post, name='profile-posts')</text:p>
      <text:p text:style-name="P10"><text:s text:c="4"/># path('create/', compose, name='blog-compose'),</text:p>
      <text:p text:style-name="P10"><text:s text:c="4"/># path('detail/&lt;int:pk&gt;/', detail, name='blog-detail'),</text:p>
      <text:p text:style-name="P10">]</text:p>
      <text:p text:style-name="P10">---------------------------------------<text:span text:style-name="T1">xxxxxxxxxxxxxxxxxxxxxxx----------------------------------------------</text:span></text:p>
      <text:p text:style-name="P7">models.py</text:p>
      <text:p text:style-name="P13">from blog.models import Post, Like</text:p>
      <text:p text:style-name="P13">from django.contrib.auth.models import User</text:p>
      <text:p text:style-name="P13">from django.db import models</text:p>
      <text:p text:style-name="P13"># Create your models here.</text:p>
      <text:p text:style-name="P13"/>
      <text:p text:style-name="P13"/>
      <text:p text:style-name="P13">class Profile(models.Model):</text:p>
      <text:p text:style-name="P13"><text:s text:c="4"/>user = models.OneToOneField(User, on_delete=models.CASCADE)</text:p>
      <text:p text:style-name="P13"><text:s text:c="4"/>image = models.ImageField(default='default.jpg', upload_to='profile_pics')</text:p>
      <text:p text:style-name="P13"><text:s text:c="4"/>post_counter = models.PositiveIntegerField(default=0)</text:p>
      <text:p text:style-name="P13"><text:s text:c="4"/>likes_counter = models.PositiveIntegerField(default=0)</text:p>
      <text:p text:style-name="P13"/>
      <text:p text:style-name="P13"><text:s text:c="4"/>def update(self):</text:p>
      <text:p text:style-name="P13"><text:s text:c="8"/>self.likes_counter = Like.objects.all().filter(post__author=self.user).count()</text:p>
      <text:p text:style-name="P13"><text:s text:c="8"/>self.post_counter = Post.objects.all().filter(author=self.user).count()</text:p>
      <text:p text:style-name="P13"/>
      <text:p text:style-name="P13"><text:s text:c="4"/>def __str__(self):</text:p>
      <text:p text:style-name="P13"><text:s text:c="8"/>return f'{self.user.first_name} Profile'</text:p>
      <text:p text:style-name="P10">---------------------------------------<text:span text:style-name="T1">xxxxxxxxxxxxxxxxxxxxxxx----------------------------------------------</text:span></text:p>
      <text:p text:style-name="P7">forms.py</text:p>
      <text:p text:style-name="P12">from django import forms</text:p>
      <text:p text:style-name="P12">from django.contrib.auth.models import User</text:p>
      <text:p text:style-name="P12">from .models import Profile</text:p>
      <text:p text:style-name="P12"/>
      <text:p text:style-name="P12"><text:soft-page-break/></text:p>
      <text:p text:style-name="P12">class UserCreationForm(forms.ModelForm):</text:p>
      <text:p text:style-name="P12"><text:s text:c="4"/>email = forms.EmailField()</text:p>
      <text:p text:style-name="P12"/>
      <text:p text:style-name="P12"><text:s text:c="4"/>class Meta:</text:p>
      <text:p text:style-name="P12"><text:s text:c="8"/>model = User</text:p>
      <text:p text:style-name="P12"><text:s text:c="8"/>fields = ['username', 'email', 'first_name', 'last_name']</text:p>
      <text:p text:style-name="P12"/>
      <text:p text:style-name="P12"/>
      <text:p text:style-name="P12">class ProfileCreationForm(forms.ModelForm):</text:p>
      <text:p text:style-name="P12"><text:s text:c="4"/>class Meta:</text:p>
      <text:p text:style-name="P12"><text:s text:c="8"/>model = Profile</text:p>
      <text:p text:style-name="P12"><text:s text:c="8"/>fields = ['image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3:39:02.243012342</meta:creation-date>
    <dc:date>2019-01-23T13:47:27.886673951</dc:date>
    <meta:editing-duration>PT8M2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2" meta:paragraph-count="335" meta:word-count="917" meta:character-count="12925" meta:non-whitespace-character-count="9804"/>
  </office:meta>
</office:document-meta>
</file>